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181in"/>
    </style:style>
    <style:style style:name="co2" style:family="table-column">
      <style:table-column-properties fo:break-before="auto" style:column-width="1.1862in"/>
    </style:style>
    <style:style style:name="co3" style:family="table-column">
      <style:table-column-properties fo:break-before="auto" style:column-width="1.0075in"/>
    </style:style>
    <style:style style:name="co4" style:family="table-column">
      <style:table-column-properties fo:break-before="auto" style:column-width="0.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8673in"/>
    </style:style>
    <style:style style:name="co7" style:family="table-column">
      <style:table-column-properties fo:break-before="auto" style:column-width="1.1201in"/>
    </style:style>
    <style:style style:name="co8" style:family="table-column">
      <style:table-column-properties fo:break-before="auto" style:column-width="0.9516in"/>
    </style:style>
    <style:style style:name="co9" style:family="table-column">
      <style:table-column-properties fo:break-before="auto" style:column-width="0.8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JetBrains Mono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JetBrains Mono" fo:font-weight="bold" style:font-weight-asian="bold" style:font-weight-complex="bold"/>
    </style:style>
    <style:style style:name="ce3" style:family="table-cell" style:parent-style-name="Default">
      <style:text-properties style:font-name="JetBrains Mono"/>
    </style:style>
    <style:style style:name="ce4" style:family="table-cell" style:parent-style-name="Default" style:data-style-name="N129">
      <style:table-cell-properties style:text-align-source="fix" style:repeat-content="false"/>
      <style:paragraph-properties fo:text-align="center" fo:margin-left="0in"/>
      <style:text-properties style:font-name="JetBrains Mono" fo:font-weight="bold" style:font-weight-asian="bold" style:font-weight-complex="bold"/>
    </style:style>
    <style:style style:name="ce5" style:family="table-cell" style:parent-style-name="Default" style:data-style-name="N129">
      <style:text-properties style:font-name="JetBrains Mono"/>
    </style:style>
    <style:style style:name="ce6" style:family="table-cell" style:parent-style-name="Default">
      <style:text-properties style:font-name="JetBrains Mono" fo:font-weight="bold" style:font-weight-asian="bold" style:font-weight-complex="bold"/>
    </style:style>
    <style:style style:name="ce7" style:family="table-cell" style:parent-style-name="Default" style:data-style-name="N131">
      <style:table-cell-properties style:text-align-source="fix" style:repeat-content="false"/>
      <style:paragraph-properties fo:text-align="center" fo:margin-left="0in"/>
      <style:text-properties style:font-name="JetBrains Mono" fo:font-weight="bold" style:font-weight-asian="bold" style:font-weight-complex="bold"/>
    </style:style>
    <style:style style:name="ce8" style:family="table-cell" style:parent-style-name="Default" style:data-style-name="N131">
      <style:text-properties style:font-name="JetBrains Mono"/>
    </style:style>
    <style:style style:name="ce9" style:family="table-cell" style:parent-style-name="Default" style:data-style-name="N129">
      <style:table-cell-properties style:text-align-source="fix" style:repeat-content="false" fo:wrap-option="wrap" style:vertical-align="middle"/>
      <style:paragraph-properties fo:text-align="center"/>
      <style:text-properties style:font-name="JetBrains Mono" fo:font-size="8pt" style:font-size-asian="8pt" style:font-size-complex="8pt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ALANCED" table:style-name="ta1">
        <table:shapes>
          <draw:frame draw:z-index="0" draw:style-name="gr1" draw:text-style-name="P1" svg:width="8.1441in" svg:height="3.9898in" svg:x="0.0461in" svg:y="1.2988in">
            <draw:object draw:notify-on-update-of-ranges="BALANCED.A3:BALANCED.A7 BALANCED.B3:BALANCED.B7 BALANCED.H3:BALANCED.H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.639in" svg:height="2.637in" svg:x="8.2961in" svg:y="0in">
            <draw:object draw:notify-on-update-of-ranges="BALANCED.A3:BALANCED.A7 BALANCED.C3:BALANCED.C7 BALANCED.I3:BALANCED.I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5.6362in" svg:height="2.5909in" svg:x="8.3039in" svg:y="2.6811in">
            <draw:object draw:notify-on-update-of-ranges="BALANCED.A3:BALANCED.A7 BALANCED.D3:BALANCED.D7 BALANCED.J3:BALANCED.J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3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5" table:default-cell-style-name="ce8"/>
        <table:table-column table:style-name="co9" table:default-cell-style-name="ce8"/>
        <table:table-column table:style-name="co5" table:number-columns-repeated="16369" table:default-cell-style-name="ce3"/>
        <table:table-row table:style-name="ro1">
          <table:table-cell table:style-name="ce1" office:value-type="string" calcext:value-type="string" table:number-columns-spanned="4" table:number-rows-spanned="1">
            <text:p>Balancing OFF</text:p>
          </table:table-cell>
          <table:covered-table-cell table:number-columns-repeated="3" table:style-name="ce4"/>
          <table:table-cell table:style-name="ce2"/>
          <table:table-cell table:style-name="ce6"/>
          <table:table-cell table:style-name="ce1" office:value-type="string" calcext:value-type="string" table:number-columns-spanned="4" table:number-rows-spanned="1">
            <text:p>Balancing ON</text:p>
          </table:table-cell>
          <table:covered-table-cell table:number-columns-repeated="3" table:style-name="ce4"/>
          <table:table-cell table:style-name="Default" table:number-columns-repeated="3"/>
          <table:table-cell table:style-name="ce7" table:number-columns-repeated="2"/>
          <table:table-cell table:style-name="ce2" table:number-columns-repeated="16369"/>
        </table:table-row>
        <table:table-row table:style-name="ro1">
          <table:table-cell table:style-name="ce2" office:value-type="string" calcext:value-type="string">
            <text:p>Processes</text:p>
          </table:table-cell>
          <table:table-cell table:style-name="ce4" office:value-type="string" calcext:value-type="string">
            <text:p>Time, sec</text:p>
          </table:table-cell>
          <table:table-cell table:style-name="ce4" office:value-type="string" calcext:value-type="string">
            <text:p>Acceleration</text:p>
          </table:table-cell>
          <table:table-cell table:style-name="ce4" office:value-type="string" calcext:value-type="string">
            <text:p>Efficiency</text:p>
          </table:table-cell>
          <table:table-cell table:style-name="ce2" table:number-columns-repeated="2"/>
          <table:table-cell table:style-name="ce2" office:value-type="string" calcext:value-type="string">
            <text:p>Processes</text:p>
          </table:table-cell>
          <table:table-cell table:style-name="ce4" office:value-type="string" calcext:value-type="string">
            <text:p>Time, sec</text:p>
          </table:table-cell>
          <table:table-cell table:style-name="ce4" office:value-type="string" calcext:value-type="string">
            <text:p>Acceleration</text:p>
          </table:table-cell>
          <table:table-cell table:style-name="ce4" office:value-type="string" calcext:value-type="string">
            <text:p>Efficiency</text:p>
          </table:table-cell>
          <table:table-cell table:style-name="Default" table:number-columns-repeated="3"/>
          <table:table-cell table:style-name="ce7" table:number-columns-repeated="2"/>
          <table:table-cell table:style-name="ce2" table:number-columns-repeated="163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2229" calcext:value-type="float">
            <text:p>79.223</text:p>
          </table:table-cell>
          <table:table-cell table:formula="of:=[.B$3]/[.B3]" office:value-type="float" office:value="1" calcext:value-type="float">
            <text:p>1.000</text:p>
          </table:table-cell>
          <table:table-cell table:formula="of:=[.C3]/[.A3]" office:value-type="float" office:value="1" calcext:value-type="float">
            <text:p>1.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" office:value-type="float" office:value="80.0136" calcext:value-type="float">
            <text:p>80.014</text:p>
          </table:table-cell>
          <table:table-cell table:style-name="ce5" table:formula="of:=[.H$3]/[.H3]" office:value-type="float" office:value="1" calcext:value-type="float">
            <text:p>1.000</text:p>
          </table:table-cell>
          <table:table-cell table:style-name="ce5" table:formula="of:=[.I3]/[.G3]" office:value-type="float" office:value="1" calcext:value-type="float">
            <text:p>1.000</text:p>
          </table:table-cell>
          <table:table-cell table:style-name="Default" table:number-columns-repeated="3"/>
          <table:table-cell table:number-columns-repeated="1637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.2094" calcext:value-type="float">
            <text:p>39.209</text:p>
          </table:table-cell>
          <table:table-cell table:formula="of:=[.B$3]/[.B4]" office:value-type="float" office:value="2.02050783740634" calcext:value-type="float">
            <text:p>2.021</text:p>
          </table:table-cell>
          <table:table-cell table:formula="of:=[.C4]/[.A4]" office:value-type="float" office:value="1.01025391870317" calcext:value-type="float">
            <text:p>1.01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5" office:value-type="float" office:value="40.0091" calcext:value-type="float">
            <text:p>40.009</text:p>
          </table:table-cell>
          <table:table-cell table:style-name="ce5" table:formula="of:=[.H$3]/[.H4]" office:value-type="float" office:value="1.99988502615655" calcext:value-type="float">
            <text:p>2.000</text:p>
          </table:table-cell>
          <table:table-cell table:style-name="ce5" table:formula="of:=[.I4]/[.G4]" office:value-type="float" office:value="0.999942513078275" calcext:value-type="float">
            <text:p>1.000</text:p>
          </table:table-cell>
          <table:table-cell table:style-name="Default" table:number-columns-repeated="3"/>
          <table:table-cell table:number-columns-repeated="1637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.2045" calcext:value-type="float">
            <text:p>19.205</text:p>
          </table:table-cell>
          <table:table-cell table:formula="of:=[.B$3]/[.B5]" office:value-type="float" office:value="4.12522585852274" calcext:value-type="float">
            <text:p>4.125</text:p>
          </table:table-cell>
          <table:table-cell table:formula="of:=[.C5]/[.A5]" office:value-type="float" office:value="1.03130646463069" calcext:value-type="float">
            <text:p>1.03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5" office:value-type="float" office:value="20.0034" calcext:value-type="float">
            <text:p>20.003</text:p>
          </table:table-cell>
          <table:table-cell table:style-name="ce5" table:formula="of:=[.H$3]/[.H5]" office:value-type="float" office:value="4" calcext:value-type="float">
            <text:p>4.000</text:p>
          </table:table-cell>
          <table:table-cell table:style-name="ce5" table:formula="of:=[.I5]/[.G5]" office:value-type="float" office:value="1" calcext:value-type="float">
            <text:p>1.000</text:p>
          </table:table-cell>
          <table:table-cell table:style-name="Default" table:number-columns-repeated="3"/>
          <table:table-cell table:number-columns-repeated="1637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60306" calcext:value-type="float">
            <text:p>9.603</text:p>
          </table:table-cell>
          <table:table-cell table:formula="of:=[.B$3]/[.B6]" office:value-type="float" office:value="8.24975580700319" calcext:value-type="float">
            <text:p>8.250</text:p>
          </table:table-cell>
          <table:table-cell table:formula="of:=[.C6]/[.A6]" office:value-type="float" office:value="1.0312194758754" calcext:value-type="float">
            <text:p>1.03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5" office:value-type="float" office:value="10.4027" calcext:value-type="float">
            <text:p>10.403</text:p>
          </table:table-cell>
          <table:table-cell table:style-name="ce5" table:formula="of:=[.H$3]/[.H6]" office:value-type="float" office:value="7.69161852211445" calcext:value-type="float">
            <text:p>7.692</text:p>
          </table:table-cell>
          <table:table-cell table:style-name="ce5" table:formula="of:=[.I6]/[.G6]" office:value-type="float" office:value="0.961452315264306" calcext:value-type="float">
            <text:p>0.961</text:p>
          </table:table-cell>
          <table:table-cell table:style-name="Default" table:number-columns-repeated="3"/>
          <table:table-cell table:number-columns-repeated="1637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.4023" calcext:value-type="float">
            <text:p>6.402</text:p>
          </table:table-cell>
          <table:table-cell table:formula="of:=[.B$3]/[.B7]" office:value-type="float" office:value="12.3741311716102" calcext:value-type="float">
            <text:p>12.374</text:p>
          </table:table-cell>
          <table:table-cell table:formula="of:=[.C7]/[.A7]" office:value-type="float" office:value="1.03117759763418" calcext:value-type="float">
            <text:p>1.03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ce5" office:value-type="float" office:value="6.42651" calcext:value-type="float">
            <text:p>6.427</text:p>
          </table:table-cell>
          <table:table-cell table:style-name="ce5" table:formula="of:=[.H$3]/[.H7]" office:value-type="float" office:value="12.450552477161" calcext:value-type="float">
            <text:p>12.451</text:p>
          </table:table-cell>
          <table:table-cell table:style-name="ce5" table:formula="of:=[.I7]/[.G7]" office:value-type="float" office:value="1.03754603976342" calcext:value-type="float">
            <text:p>1.038</text:p>
          </table:table-cell>
          <table:table-cell table:style-name="Default" table:number-columns-repeated="3"/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 table:number-rows-repeated="7">
          <table:table-cell table:number-columns-repeated="9"/>
          <table:table-cell table:style-name="Default" table:number-columns-repeated="4"/>
          <table:table-cell table:number-columns-repeated="16371"/>
        </table:table-row>
        <table:table-row table:style-name="ro1" table:number-rows-repeated="104855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ODERATE" table:style-name="ta1">
        <table:shapes>
          <draw:frame draw:z-index="0" draw:style-name="gr1" draw:text-style-name="P1" svg:width="8.1441in" svg:height="3.9898in" svg:x="0.0461in" svg:y="1.2988in">
            <draw:object draw:notify-on-update-of-ranges="MODERATE.A3:MODERATE.A7 MODERATE.B3:MODERATE.B7 MODERATE.H3:MODERATE.H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5.639in" svg:height="2.637in" svg:x="8.2961in" svg:y="0in">
            <draw:object draw:notify-on-update-of-ranges="MODERATE.A3:MODERATE.A7 MODERATE.C3:MODERATE.C7 MODERATE.I3:MODERATE.I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5.6362in" svg:height="2.5909in" svg:x="8.3039in" svg:y="2.6811in">
            <draw:object draw:notify-on-update-of-ranges="MODERATE.A3:MODERATE.A7 MODERATE.D3:MODERATE.D7 MODERATE.J3:MODERATE.J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ce3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5" table:default-cell-style-name="ce8"/>
        <table:table-column table:style-name="co9" table:default-cell-style-name="ce8"/>
        <table:table-column table:style-name="co5" table:number-columns-repeated="16369" table:default-cell-style-name="ce3"/>
        <table:table-row table:style-name="ro1">
          <table:table-cell table:style-name="ce1" office:value-type="string" calcext:value-type="string" table:number-columns-spanned="4" table:number-rows-spanned="1">
            <text:p>Balancing OFF</text:p>
          </table:table-cell>
          <table:covered-table-cell table:number-columns-repeated="3" table:style-name="ce4"/>
          <table:table-cell table:style-name="ce2"/>
          <table:table-cell table:style-name="ce6"/>
          <table:table-cell table:style-name="ce1" office:value-type="string" calcext:value-type="string" table:number-columns-spanned="4" table:number-rows-spanned="1">
            <text:p>Balancing ON</text:p>
          </table:table-cell>
          <table:covered-table-cell table:number-columns-repeated="3" table:style-name="ce4"/>
          <table:table-cell table:style-name="Default" table:number-columns-repeated="3"/>
          <table:table-cell table:style-name="ce7" table:number-columns-repeated="2"/>
          <table:table-cell table:style-name="ce2" table:number-columns-repeated="16369"/>
        </table:table-row>
        <table:table-row table:style-name="ro1">
          <table:table-cell table:style-name="ce2" office:value-type="string" calcext:value-type="string">
            <text:p>Processes</text:p>
          </table:table-cell>
          <table:table-cell table:style-name="ce4" office:value-type="string" calcext:value-type="string">
            <text:p>Time, sec</text:p>
          </table:table-cell>
          <table:table-cell table:style-name="ce4" office:value-type="string" calcext:value-type="string">
            <text:p>Acceleration</text:p>
          </table:table-cell>
          <table:table-cell table:style-name="ce4" office:value-type="string" calcext:value-type="string">
            <text:p>Efficiency</text:p>
          </table:table-cell>
          <table:table-cell table:style-name="ce2" table:number-columns-repeated="2"/>
          <table:table-cell table:style-name="ce2" office:value-type="string" calcext:value-type="string">
            <text:p>Processes</text:p>
          </table:table-cell>
          <table:table-cell table:style-name="ce4" office:value-type="string" calcext:value-type="string">
            <text:p>Time, sec</text:p>
          </table:table-cell>
          <table:table-cell table:style-name="ce4" office:value-type="string" calcext:value-type="string">
            <text:p>Acceleration</text:p>
          </table:table-cell>
          <table:table-cell table:style-name="ce4" office:value-type="string" calcext:value-type="string">
            <text:p>Efficiency</text:p>
          </table:table-cell>
          <table:table-cell table:style-name="Default" table:number-columns-repeated="3"/>
          <table:table-cell table:style-name="ce7" table:number-columns-repeated="2"/>
          <table:table-cell table:style-name="ce2" table:number-columns-repeated="163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.8171" calcext:value-type="float">
            <text:p>19.817</text:p>
          </table:table-cell>
          <table:table-cell table:style-name="ce9" office:value-type="string" calcext:value-type="string" table:number-columns-spanned="2" table:number-rows-spanned="5">
            <text:p>Here, acceleration and efficiency indicators are measured relative to Balancing OFF mode. The total weight of tasks for each number of processes is different.</text:p>
          </table:table-cell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table:style-name="ce5" office:value-type="float" office:value="20.0133" calcext:value-type="float">
            <text:p>20.013</text:p>
          </table:table-cell>
          <table:table-cell table:style-name="ce5" table:formula="of:=[.B3]/[.H3]" office:value-type="float" office:value="0.990196519314656" calcext:value-type="float">
            <text:p>0.990</text:p>
          </table:table-cell>
          <table:table-cell table:style-name="ce5" table:formula="of:=[.I3]/[.G3]" office:value-type="float" office:value="0.990196519314656" calcext:value-type="float">
            <text:p>0.990</text:p>
          </table:table-cell>
          <table:table-cell table:style-name="Default" table:number-columns-repeated="3"/>
          <table:table-cell table:number-columns-repeated="1637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.8121" calcext:value-type="float">
            <text:p>24.812</text:p>
          </table:table-cell>
          <table:covered-table-cell table:number-columns-repeated="2"/>
          <table:table-cell table:number-columns-repeated="2"/>
          <table:table-cell office:value-type="float" office:value="2" calcext:value-type="float">
            <text:p>2</text:p>
          </table:table-cell>
          <table:table-cell table:style-name="ce5" office:value-type="float" office:value="25.0084" calcext:value-type="float">
            <text:p>25.008</text:p>
          </table:table-cell>
          <table:table-cell table:style-name="ce5" table:formula="of:=[.B4]/[.H4]" office:value-type="float" office:value="0.992150637385838" calcext:value-type="float">
            <text:p>0.992</text:p>
          </table:table-cell>
          <table:table-cell table:style-name="ce5" table:formula="of:=[.I4]/[.G4]" office:value-type="float" office:value="0.496075318692919" calcext:value-type="float">
            <text:p>0.496</text:p>
          </table:table-cell>
          <table:table-cell table:style-name="Default" table:number-columns-repeated="3"/>
          <table:table-cell table:number-columns-repeated="1637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.005" calcext:value-type="float">
            <text:p>36.005</text:p>
          </table:table-cell>
          <table:covered-table-cell table:number-columns-repeated="2"/>
          <table:table-cell table:number-columns-repeated="2"/>
          <table:table-cell office:value-type="float" office:value="4" calcext:value-type="float">
            <text:p>4</text:p>
          </table:table-cell>
          <table:table-cell table:style-name="ce5" office:value-type="float" office:value="32.4068" calcext:value-type="float">
            <text:p>32.407</text:p>
          </table:table-cell>
          <table:table-cell table:style-name="ce5" table:formula="of:=[.B5]/[.H5]" office:value-type="float" office:value="1.11103225249022" calcext:value-type="float">
            <text:p>1.111</text:p>
          </table:table-cell>
          <table:table-cell table:style-name="ce5" table:formula="of:=[.I5]/[.G5]" office:value-type="float" office:value="0.277758063122555" calcext:value-type="float">
            <text:p>0.278</text:p>
          </table:table-cell>
          <table:table-cell table:style-name="Default" table:number-columns-repeated="3"/>
          <table:table-cell table:number-columns-repeated="1637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0.6019" calcext:value-type="float">
            <text:p>70.602</text:p>
          </table:table-cell>
          <table:covered-table-cell table:number-columns-repeated="2"/>
          <table:table-cell table:number-columns-repeated="2"/>
          <table:table-cell office:value-type="float" office:value="8" calcext:value-type="float">
            <text:p>8</text:p>
          </table:table-cell>
          <table:table-cell table:style-name="ce5" office:value-type="float" office:value="44.2046" calcext:value-type="float">
            <text:p>44.205</text:p>
          </table:table-cell>
          <table:table-cell table:style-name="ce5" table:formula="of:=[.B6]/[.H6]" office:value-type="float" office:value="1.5971618338363" calcext:value-type="float">
            <text:p>1.597</text:p>
          </table:table-cell>
          <table:table-cell table:style-name="ce5" table:formula="of:=[.I6]/[.G6]" office:value-type="float" office:value="0.199645229229537" calcext:value-type="float">
            <text:p>0.200</text:p>
          </table:table-cell>
          <table:table-cell table:style-name="Default" table:number-columns-repeated="3"/>
          <table:table-cell table:number-columns-repeated="1637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9.001" calcext:value-type="float">
            <text:p>119.001</text:p>
          </table:table-cell>
          <table:covered-table-cell table:number-columns-repeated="2"/>
          <table:table-cell table:number-columns-repeated="2"/>
          <table:table-cell office:value-type="float" office:value="12" calcext:value-type="float">
            <text:p>12</text:p>
          </table:table-cell>
          <table:table-cell table:style-name="ce5" office:value-type="float" office:value="60.0051" calcext:value-type="float">
            <text:p>60.005</text:p>
          </table:table-cell>
          <table:table-cell table:style-name="ce5" table:formula="of:=[.B7]/[.H7]" office:value-type="float" office:value="1.98318142957849" calcext:value-type="float">
            <text:p>1.983</text:p>
          </table:table-cell>
          <table:table-cell table:style-name="ce5" table:formula="of:=[.I7]/[.G7]" office:value-type="float" office:value="0.165265119131541" calcext:value-type="float">
            <text:p>0.165</text:p>
          </table:table-cell>
          <table:table-cell table:style-name="Default" table:number-columns-repeated="3"/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 table:number-rows-repeated="7">
          <table:table-cell table:number-columns-repeated="9"/>
          <table:table-cell table:style-name="Default" table:number-columns-repeated="4"/>
          <table:table-cell table:number-columns-repeated="16371"/>
        </table:table-row>
        <table:table-row table:style-name="ro1" table:number-rows-repeated="104855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UNBALANCED" table:style-name="ta1">
        <table:shapes>
          <draw:frame draw:z-index="0" draw:style-name="gr1" draw:text-style-name="P1" svg:width="8.1441in" svg:height="3.9898in" svg:x="0.0461in" svg:y="1.2988in">
            <draw:object draw:notify-on-update-of-ranges="UNBALANCED.A3:UNBALANCED.A7 UNBALANCED.B3:UNBALANCED.B7 UNBALANCED.H3:UNBALANCED.H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5.639in" svg:height="2.637in" svg:x="8.2961in" svg:y="0in">
            <draw:object draw:notify-on-update-of-ranges="UNBALANCED.A3:UNBALANCED.A7 UNBALANCED.C3:UNBALANCED.C7 UNBALANCED.I3:UNBALANCED.I7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5.6362in" svg:height="2.5909in" svg:x="8.3039in" svg:y="2.6811in">
            <draw:object draw:notify-on-update-of-ranges="UNBALANCED.A3:UNBALANCED.A7 UNBALANCED.D3:UNBALANCED.D7 UNBALANCED.J3:UNBALANCED.J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ce3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5" table:default-cell-style-name="ce8"/>
        <table:table-column table:style-name="co9" table:default-cell-style-name="ce8"/>
        <table:table-column table:style-name="co5" table:number-columns-repeated="16369" table:default-cell-style-name="ce3"/>
        <table:table-row table:style-name="ro1">
          <table:table-cell table:style-name="ce1" office:value-type="string" calcext:value-type="string" table:number-columns-spanned="4" table:number-rows-spanned="1">
            <text:p>Balancing OFF</text:p>
          </table:table-cell>
          <table:covered-table-cell table:number-columns-repeated="3" table:style-name="ce4"/>
          <table:table-cell table:style-name="ce2"/>
          <table:table-cell table:style-name="ce6"/>
          <table:table-cell table:style-name="ce1" office:value-type="string" calcext:value-type="string" table:number-columns-spanned="4" table:number-rows-spanned="1">
            <text:p>Balancing ON</text:p>
          </table:table-cell>
          <table:covered-table-cell table:number-columns-repeated="3" table:style-name="ce4"/>
          <table:table-cell table:style-name="Default" table:number-columns-repeated="3"/>
          <table:table-cell table:style-name="ce7" table:number-columns-repeated="2"/>
          <table:table-cell table:style-name="ce2" table:number-columns-repeated="16369"/>
        </table:table-row>
        <table:table-row table:style-name="ro1">
          <table:table-cell table:style-name="ce2" office:value-type="string" calcext:value-type="string">
            <text:p>Processes</text:p>
          </table:table-cell>
          <table:table-cell table:style-name="ce4" office:value-type="string" calcext:value-type="string">
            <text:p>Time, sec</text:p>
          </table:table-cell>
          <table:table-cell table:style-name="ce4" office:value-type="string" calcext:value-type="string">
            <text:p>Acceleration</text:p>
          </table:table-cell>
          <table:table-cell table:style-name="ce4" office:value-type="string" calcext:value-type="string">
            <text:p>Efficiency</text:p>
          </table:table-cell>
          <table:table-cell table:style-name="ce2" table:number-columns-repeated="2"/>
          <table:table-cell table:style-name="ce2" office:value-type="string" calcext:value-type="string">
            <text:p>Processes</text:p>
          </table:table-cell>
          <table:table-cell table:style-name="ce4" office:value-type="string" calcext:value-type="string">
            <text:p>Time, sec</text:p>
          </table:table-cell>
          <table:table-cell table:style-name="ce4" office:value-type="string" calcext:value-type="string">
            <text:p>Acceleration</text:p>
          </table:table-cell>
          <table:table-cell table:style-name="ce4" office:value-type="string" calcext:value-type="string">
            <text:p>Efficiency</text:p>
          </table:table-cell>
          <table:table-cell table:style-name="Default" table:number-columns-repeated="3"/>
          <table:table-cell table:style-name="ce7" table:number-columns-repeated="2"/>
          <table:table-cell table:style-name="ce2" table:number-columns-repeated="163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2203" calcext:value-type="float">
            <text:p>79.220</text:p>
          </table:table-cell>
          <table:table-cell table:formula="of:=[.B$3]/[.B3]" office:value-type="float" office:value="1" calcext:value-type="float">
            <text:p>1.000</text:p>
          </table:table-cell>
          <table:table-cell table:formula="of:=[.C3]/[.A3]" office:value-type="float" office:value="1" calcext:value-type="float">
            <text:p>1.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" office:value-type="float" office:value="80.0144" calcext:value-type="float">
            <text:p>80.014</text:p>
          </table:table-cell>
          <table:table-cell table:style-name="ce5" table:formula="of:=[.H$3]/[.H3]" office:value-type="float" office:value="1" calcext:value-type="float">
            <text:p>1.000</text:p>
          </table:table-cell>
          <table:table-cell table:style-name="ce5" table:formula="of:=[.I3]/[.G3]" office:value-type="float" office:value="1" calcext:value-type="float">
            <text:p>1.000</text:p>
          </table:table-cell>
          <table:table-cell table:style-name="Default" table:number-columns-repeated="3"/>
          <table:table-cell table:number-columns-repeated="1637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2203" calcext:value-type="float">
            <text:p>79.220</text:p>
          </table:table-cell>
          <table:table-cell table:formula="of:=[.B$3]/[.B4]" office:value-type="float" office:value="1" calcext:value-type="float">
            <text:p>1.000</text:p>
          </table:table-cell>
          <table:table-cell table:formula="of:=[.C4]/[.A4]" office:value-type="float" office:value="0.5" calcext:value-type="float">
            <text:p>0.5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5" office:value-type="float" office:value="40.8072" calcext:value-type="float">
            <text:p>40.807</text:p>
          </table:table-cell>
          <table:table-cell table:style-name="ce5" table:formula="of:=[.H$3]/[.H4]" office:value-type="float" office:value="1.96079123291968" calcext:value-type="float">
            <text:p>1.961</text:p>
          </table:table-cell>
          <table:table-cell table:style-name="ce5" table:formula="of:=[.I4]/[.G4]" office:value-type="float" office:value="0.98039561645984" calcext:value-type="float">
            <text:p>0.980</text:p>
          </table:table-cell>
          <table:table-cell table:style-name="Default" table:number-columns-repeated="3"/>
          <table:table-cell table:number-columns-repeated="1637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9.2203" calcext:value-type="float">
            <text:p>79.220</text:p>
          </table:table-cell>
          <table:table-cell table:formula="of:=[.B$3]/[.B5]" office:value-type="float" office:value="1" calcext:value-type="float">
            <text:p>1.000</text:p>
          </table:table-cell>
          <table:table-cell table:formula="of:=[.C5]/[.A5]" office:value-type="float" office:value="0.25" calcext:value-type="float">
            <text:p>0.25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5" office:value-type="float" office:value="20.1865" calcext:value-type="float">
            <text:p>20.187</text:p>
          </table:table-cell>
          <table:table-cell table:style-name="ce5" table:formula="of:=[.H$3]/[.H5]" office:value-type="float" office:value="3.9637579570505" calcext:value-type="float">
            <text:p>3.964</text:p>
          </table:table-cell>
          <table:table-cell table:style-name="ce5" table:formula="of:=[.I5]/[.G5]" office:value-type="float" office:value="0.990939489262626" calcext:value-type="float">
            <text:p>0.991</text:p>
          </table:table-cell>
          <table:table-cell table:style-name="Default" table:number-columns-repeated="3"/>
          <table:table-cell table:number-columns-repeated="1637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9.2203" calcext:value-type="float">
            <text:p>79.220</text:p>
          </table:table-cell>
          <table:table-cell table:formula="of:=[.B$3]/[.B6]" office:value-type="float" office:value="1" calcext:value-type="float">
            <text:p>1.000</text:p>
          </table:table-cell>
          <table:table-cell table:formula="of:=[.C6]/[.A6]" office:value-type="float" office:value="0.125" calcext:value-type="float">
            <text:p>0.12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5" office:value-type="float" office:value="9.63215" calcext:value-type="float">
            <text:p>9.632</text:p>
          </table:table-cell>
          <table:table-cell table:style-name="ce5" table:formula="of:=[.H$3]/[.H6]" office:value-type="float" office:value="8.30701349127661" calcext:value-type="float">
            <text:p>8.307</text:p>
          </table:table-cell>
          <table:table-cell table:style-name="ce5" table:formula="of:=[.I6]/[.G6]" office:value-type="float" office:value="1.03837668640958" calcext:value-type="float">
            <text:p>1.038</text:p>
          </table:table-cell>
          <table:table-cell table:style-name="Default" table:number-columns-repeated="3"/>
          <table:table-cell table:number-columns-repeated="1637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9.2203" calcext:value-type="float">
            <text:p>79.220</text:p>
          </table:table-cell>
          <table:table-cell table:formula="of:=[.B$3]/[.B7]" office:value-type="float" office:value="1" calcext:value-type="float">
            <text:p>1.000</text:p>
          </table:table-cell>
          <table:table-cell table:formula="of:=[.C7]/[.A7]" office:value-type="float" office:value="0.0833333333333333" calcext:value-type="float">
            <text:p>0.08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ce5" office:value-type="float" office:value="6.42192" calcext:value-type="float">
            <text:p>6.422</text:p>
          </table:table-cell>
          <table:table-cell table:style-name="ce5" table:formula="of:=[.H$3]/[.H7]" office:value-type="float" office:value="12.4595759523632" calcext:value-type="float">
            <text:p>12.460</text:p>
          </table:table-cell>
          <table:table-cell table:style-name="ce5" table:formula="of:=[.I7]/[.G7]" office:value-type="float" office:value="1.03829799603026" calcext:value-type="float">
            <text:p>1.038</text:p>
          </table:table-cell>
          <table:table-cell table:style-name="Default" table:number-columns-repeated="3"/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 table:number-rows-repeated="7">
          <table:table-cell table:number-columns-repeated="9"/>
          <table:table-cell table:style-name="Default" table:number-columns-repeated="4"/>
          <table:table-cell table:number-columns-repeated="16371"/>
        </table:table-row>
        <table:table-row table:style-name="ro1" table:number-rows-repeated="104855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 number:grouping="true"/>
    </number:number-style>
    <number:number-style style:name="N130">
      <number:number number:decimal-places="1" number:min-decimal-places="1" number:min-integer-digits="1"/>
    </number:number-style>
    <number:number-style style:name="N13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2T01:39:11.089948205</meta:creation-date>
    <dc:date>2025-05-02T14:02:58.296684678</dc:date>
    <meta:editing-duration>PT26M37S</meta:editing-duration>
    <meta:editing-cycles>3</meta:editing-cycles>
    <meta:generator>LibreOffice/24.8.6.2$Linux_X86_64 LibreOffice_project/480$Build-2</meta:generator>
    <meta:document-statistic meta:table-count="3" meta:cell-count="141" meta:object-count="9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9">
      <number:number number:decimal-places="3" number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9pt" style:font-size-asian="9pt" style:font-size-complex="9pt"/>
    </style:style>
  </office:automatic-styles>
  <office:body>
    <office:chart>
      <chart:chart svg:width="20.687cm" svg:height="10.135cm" xlink:href=".." xlink:type="simple" chart:class="chart:line" chart:style-name="ch1">
        <chart:title svg:x="9.285cm" svg:y="0.338cm" chart:style-name="ch2">
          <text:p><text:span text:style-name="T1">Time, sec</text:span></text:p>
        </chart:title>
        <chart:subtitle svg:x="8.927cm" svg:y="1.319cm" chart:style-name="ch2">
          <text:p><text:span text:style-name="T2">Balanced tasks</text:span></text:p>
        </chart:subtitle>
        <chart:legend chart:legend-position="end" svg:x="17.297cm" svg:y="4.519cm" style:legend-expansion="high" chart:style-name="ch3"/>
        <chart:plot-area chart:style-name="ch4" table:cell-range-address="BALANCED.A3:BALANCED.B7 BALANCED.H3:BALANCED.H7" chart:data-source-has-labels="both" svg:x="1.424cm" svg:y="2.204cm" svg:width="15.46cm" svg:height="6.748cm">
          <chart:coordinate-region svg:x="2.727cm" svg:y="2.403cm" svg:width="13.964cm" svg:height="5.902cm"/>
          <chart:axis chart:dimension="x" chart:name="primary-x" chart:style-name="ch5" chartooo:axis-type="auto">
            <chartooo:date-scale/>
            <chart:title svg:x="8.356cm" svg:y="9.154cm" chart:style-name="ch2">
              <text:p><text:span text:style-name="T3">Processes</text:span></text:p>
            </chart:title>
            <chart:categories table:cell-range-address="BALANCED.A3:BALANCED.A7"/>
          </chart:axis>
          <chart:axis chart:dimension="y" chart:name="primary-y" chart:style-name="ch6">
            <chart:title svg:x="0.451cm" svg:y="6.323cm" chart:style-name="ch7">
              <text:p><text:span text:style-name="T3">Time, sec</text:span></text:p>
            </chart:title>
            <chart:grid chart:style-name="ch8" chart:class="major"/>
          </chart:axis>
          <chart:series chart:style-name="ch9" chart:values-cell-range-address="BALANCED.B3:BALANCED.B7" loext:label-string="balancing_off" chart:class="chart:line">
            <chart:data-point chart:repeated="5"/>
          </chart:series>
          <chart:series chart:style-name="ch10" chart:values-cell-range-address="BALANCED.H3:BALANCED.H7" loext:label-string="balancing_on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lancing_off</text:p>
              </table:table-cell>
              <table:table-cell office:value-type="string">
                <text:p>balancing_on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BALANCED.A3:BALANCED.A7</svg:desc>
                </draw:g>
              </table:table-cell>
              <table:table-cell office:value-type="float" office:value="79.2229">
                <text:p>79.2229</text:p>
                <draw:g>
                  <svg:desc>BALANCED.B3:BALANCED.B7</svg:desc>
                </draw:g>
              </table:table-cell>
              <table:table-cell office:value-type="float" office:value="80.0136">
                <text:p>80.0136</text:p>
                <draw:g>
                  <svg:desc>BALANCED.H3:BALANCED.H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9.2094">
                <text:p>39.2094</text:p>
              </table:table-cell>
              <table:table-cell office:value-type="float" office:value="40.0091">
                <text:p>40.009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9.2045">
                <text:p>19.2045</text:p>
              </table:table-cell>
              <table:table-cell office:value-type="float" office:value="20.0034">
                <text:p>20.003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.60306">
                <text:p>9.60306</text:p>
              </table:table-cell>
              <table:table-cell office:value-type="float" office:value="10.4027">
                <text:p>10.402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6.4023">
                <text:p>6.4023</text:p>
              </table:table-cell>
              <table:table-cell office:value-type="float" office:value="6.42651">
                <text:p>6.426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6.2$Linux_X86_64 LibreOffice_project/4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9">
      <number:number number:decimal-places="3" number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4.324cm" svg:height="6.699cm" xlink:href=".." xlink:type="simple" chart:class="chart:line" chart:style-name="ch1">
        <chart:title svg:x="5.841cm" svg:y="0.269cm" chart:style-name="ch2">
          <text:p>Acceleration</text:p>
        </chart:title>
        <chart:subtitle svg:x="5.746cm" svg:y="1.181cm" chart:style-name="ch2">
          <text:p><text:span text:style-name="T1">Balanced tasks</text:span></text:p>
        </chart:subtitle>
        <chart:legend chart:legend-position="end" svg:x="10.934cm" svg:y="2.801cm" style:legend-expansion="high" chart:style-name="ch3"/>
        <chart:plot-area chart:style-name="ch4" table:cell-range-address="BALANCED.A3:BALANCED.A7 BALANCED.C3:BALANCED.C7 BALANCED.I3:BALANCED.I7" chart:data-source-has-labels="both" svg:x="1.297cm" svg:y="1.997cm" svg:width="9.351cm" svg:height="3.588cm">
          <chart:coordinate-region svg:x="2.6cm" svg:y="2.196cm" svg:width="7.855cm" svg:height="2.742cm"/>
          <chart:axis chart:dimension="x" chart:name="primary-x" chart:style-name="ch5" chartooo:axis-type="auto">
            <chartooo:date-scale/>
            <chart:title svg:x="5.174cm" svg:y="5.718cm" chart:style-name="ch2">
              <text:p><text:span text:style-name="T2">Processes</text:span></text:p>
            </chart:title>
            <chart:categories table:cell-range-address="BALANCED.A3:BALANCED.A7"/>
          </chart:axis>
          <chart:axis chart:dimension="y" chart:name="primary-y" chart:style-name="ch6">
            <chart:title svg:x="0.451cm" svg:y="4.722cm" chart:style-name="ch7">
              <text:p><text:span text:style-name="T2">Acceleration</text:span></text:p>
            </chart:title>
            <chart:grid chart:style-name="ch8" chart:class="major"/>
          </chart:axis>
          <chart:series chart:style-name="ch9" chart:values-cell-range-address="BALANCED.C3:BALANCED.C7" loext:label-string="balancing_off" chart:class="chart:line">
            <chart:data-point chart:repeated="5"/>
          </chart:series>
          <chart:series chart:style-name="ch10" chart:values-cell-range-address="BALANCED.I3:BALANCED.I7" loext:label-string="balancing_on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lancing_off</text:p>
              </table:table-cell>
              <table:table-cell office:value-type="string">
                <text:p>balancing_on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BALANCED.A3:BALANCED.A7</svg:desc>
                </draw:g>
              </table:table-cell>
              <table:table-cell office:value-type="float" office:value="1">
                <text:p>1</text:p>
                <draw:g>
                  <svg:desc>BALANCED.C3:BALANCED.C7</svg:desc>
                </draw:g>
              </table:table-cell>
              <table:table-cell office:value-type="float" office:value="1">
                <text:p>1</text:p>
                <draw:g>
                  <svg:desc>BALANCED.I3:BALANCED.I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02050783740634">
                <text:p>2.02050783740634</text:p>
              </table:table-cell>
              <table:table-cell office:value-type="float" office:value="1.99988502615655">
                <text:p>1.9998850261565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.12522585852274">
                <text:p>4.125225858522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.24975580700319">
                <text:p>8.24975580700319</text:p>
              </table:table-cell>
              <table:table-cell office:value-type="float" office:value="7.69161852211445">
                <text:p>7.6916185221144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.3741311716102">
                <text:p>12.3741311716102</text:p>
              </table:table-cell>
              <table:table-cell office:value-type="float" office:value="12.450552477161">
                <text:p>12.4505524771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6.2$Linux_X86_64 LibreOffice_project/48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9">
      <number:number number:decimal-places="3" number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4.317cm" svg:height="6.582cm" xlink:href=".." xlink:type="simple" chart:class="chart:line" chart:style-name="ch1">
        <chart:title svg:x="6.112cm" svg:y="0.267cm" chart:style-name="ch2">
          <text:p>Efficiency</text:p>
        </chart:title>
        <chart:subtitle svg:x="5.742cm" svg:y="1.177cm" chart:style-name="ch2">
          <text:p><text:span text:style-name="T1">Balanced tasks</text:span></text:p>
        </chart:subtitle>
        <chart:legend chart:legend-position="end" svg:x="10.927cm" svg:y="2.743cm" style:legend-expansion="high" chart:style-name="ch3"/>
        <chart:plot-area chart:style-name="ch4" table:cell-range-address="BALANCED.A3:BALANCED.A7 BALANCED.D3:BALANCED.D7 BALANCED.J3:BALANCED.J7" chart:data-source-has-labels="both" svg:x="1.297cm" svg:y="1.991cm" svg:width="9.344cm" svg:height="3.479cm">
          <chart:coordinate-region svg:x="2.409cm" svg:y="2.19cm" svg:width="8.04cm" svg:height="2.633cm"/>
          <chart:axis chart:dimension="x" chart:name="primary-x" chart:style-name="ch5" chartooo:axis-type="auto">
            <chartooo:date-scale/>
            <chart:title svg:x="5.171cm" svg:y="5.601cm" chart:style-name="ch2">
              <text:p><text:span text:style-name="T2">Processes</text:span></text:p>
            </chart:title>
            <chart:categories table:cell-range-address="BALANCED.A3:BALANCED.A7"/>
          </chart:axis>
          <chart:axis chart:dimension="y" chart:name="primary-y" chart:style-name="ch6">
            <chart:title svg:x="0.451cm" svg:y="4.467cm" chart:style-name="ch7">
              <text:p><text:span text:style-name="T2">Efficiency</text:span></text:p>
            </chart:title>
            <chart:grid chart:style-name="ch8" chart:class="major"/>
          </chart:axis>
          <chart:series chart:style-name="ch9" chart:values-cell-range-address="BALANCED.D3:BALANCED.D7" loext:label-string="balancing_off" chart:class="chart:line">
            <chart:data-point chart:repeated="5"/>
          </chart:series>
          <chart:series chart:style-name="ch10" chart:values-cell-range-address="BALANCED.J3:BALANCED.J7" loext:label-string="balancing_on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lancing_off</text:p>
              </table:table-cell>
              <table:table-cell office:value-type="string">
                <text:p>balancing_on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BALANCED.A3:BALANCED.A7</svg:desc>
                </draw:g>
              </table:table-cell>
              <table:table-cell office:value-type="float" office:value="1">
                <text:p>1</text:p>
                <draw:g>
                  <svg:desc>BALANCED.D3:BALANCED.D7</svg:desc>
                </draw:g>
              </table:table-cell>
              <table:table-cell office:value-type="float" office:value="1">
                <text:p>1</text:p>
                <draw:g>
                  <svg:desc>BALANCED.J3:BALANCED.J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01025391870317">
                <text:p>1.01025391870317</text:p>
              </table:table-cell>
              <table:table-cell office:value-type="float" office:value="0.999942513078275">
                <text:p>0.99994251307827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03130646463069">
                <text:p>1.031306464630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0312194758754">
                <text:p>1.0312194758754</text:p>
              </table:table-cell>
              <table:table-cell office:value-type="float" office:value="0.961452315264306">
                <text:p>0.96145231526430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.03117759763418">
                <text:p>1.03117759763418</text:p>
              </table:table-cell>
              <table:table-cell office:value-type="float" office:value="1.03754603976342">
                <text:p>1.0375460397634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6.2$Linux_X86_64 LibreOffice_project/48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9">
      <number:number number:decimal-places="3" number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style:text-position="0% 100%" fo:font-size="11pt" style:letter-kerning="false" style:font-size-asian="11pt" style:font-size-complex="11pt"/>
    </style:style>
    <style:style style:name="T3" style:family="text">
      <style:text-properties fo:font-size="9pt" style:font-size-asian="9pt" style:font-size-complex="9pt"/>
    </style:style>
  </office:automatic-styles>
  <office:body>
    <office:chart>
      <chart:chart svg:width="20.687cm" svg:height="10.135cm" xlink:href=".." xlink:type="simple" chart:class="chart:line" chart:style-name="ch1">
        <chart:title svg:x="9.285cm" svg:y="0.338cm" chart:style-name="ch2">
          <text:p><text:span text:style-name="T1">Time, sec</text:span></text:p>
        </chart:title>
        <chart:subtitle svg:x="8.916cm" svg:y="1.319cm" chart:style-name="ch2">
          <text:p><text:span text:style-name="T2">Moderate tasks</text:span></text:p>
        </chart:subtitle>
        <chart:legend chart:legend-position="end" svg:x="17.814cm" svg:y="4.519cm" style:legend-expansion="high" chart:style-name="ch3"/>
        <chart:plot-area chart:style-name="ch4" table:cell-range-address="MODERATE.A3:MODERATE.B7 MODERATE.H3:MODERATE.H7" chart:data-source-has-labels="column" svg:x="1.424cm" svg:y="2.204cm" svg:width="15.977cm" svg:height="6.748cm">
          <chart:coordinate-region svg:x="2.918cm" svg:y="2.403cm" svg:width="14.29cm" svg:height="5.902cm"/>
          <chart:axis chart:dimension="x" chart:name="primary-x" chart:style-name="ch5" chartooo:axis-type="auto">
            <chartooo:date-scale/>
            <chart:title svg:x="8.614cm" svg:y="9.154cm" chart:style-name="ch2">
              <text:p><text:span text:style-name="T3">Processes</text:span></text:p>
            </chart:title>
            <chart:categories table:cell-range-address="MODERATE.A3:MODERATE.A7"/>
          </chart:axis>
          <chart:axis chart:dimension="y" chart:name="primary-y" chart:style-name="ch6">
            <chart:title svg:x="0.451cm" svg:y="6.323cm" chart:style-name="ch7">
              <text:p><text:span text:style-name="T3">Time, sec</text:span></text:p>
            </chart:title>
            <chart:grid chart:style-name="ch8" chart:class="major"/>
          </chart:axis>
          <chart:series chart:style-name="ch9" chart:values-cell-range-address="MODERATE.B3:MODERATE.B7" chart:class="chart:line">
            <chart:data-point chart:repeated="5"/>
          </chart:series>
          <chart:series chart:style-name="ch10" chart:values-cell-range-address="MODERATE.H3:MODERATE.H7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MODERATE.A3:MODERATE.A7</svg:desc>
                </draw:g>
              </table:table-cell>
              <table:table-cell office:value-type="float" office:value="19.8171">
                <text:p>19.8171</text:p>
                <draw:g>
                  <svg:desc>MODERATE.B3:MODERATE.B7</svg:desc>
                </draw:g>
              </table:table-cell>
              <table:table-cell office:value-type="float" office:value="20.0133">
                <text:p>20.0133</text:p>
                <draw:g>
                  <svg:desc>MODERATE.H3:MODERATE.H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4.8121">
                <text:p>24.8121</text:p>
              </table:table-cell>
              <table:table-cell office:value-type="float" office:value="25.0084">
                <text:p>25.008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6.005">
                <text:p>36.005</text:p>
              </table:table-cell>
              <table:table-cell office:value-type="float" office:value="32.4068">
                <text:p>32.406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0.6019">
                <text:p>70.6019</text:p>
              </table:table-cell>
              <table:table-cell office:value-type="float" office:value="44.2046">
                <text:p>44.204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19.001">
                <text:p>119.001</text:p>
              </table:table-cell>
              <table:table-cell office:value-type="float" office:value="60.0051">
                <text:p>60.00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6.2$Linux_X86_64 LibreOffice_project/48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9">
      <number:number number:decimal-places="3" number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style:text-position="0% 100%" fo:font-size="11pt" style:letter-kerning="false" style:font-size-asian="11pt" style:font-size-complex="11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4.324cm" svg:height="6.699cm" xlink:href=".." xlink:type="simple" chart:class="chart:line" chart:column-mapping="0" chart:style-name="ch1">
        <chart:title svg:x="5.841cm" svg:y="0.269cm" chart:style-name="ch2">
          <text:p>Acceleration</text:p>
        </chart:title>
        <chart:subtitle svg:x="5.735cm" svg:y="1.181cm" chart:style-name="ch2">
          <text:p><text:span text:style-name="T1">Moderate tasks</text:span></text:p>
        </chart:subtitle>
        <chart:legend chart:legend-position="end" svg:x="11.451cm" svg:y="2.801cm" style:legend-expansion="high" chart:style-name="ch3"/>
        <chart:plot-area chart:style-name="ch4" table:cell-range-address="MODERATE.A3:MODERATE.A7 MODERATE.C3:MODERATE.C7 MODERATE.I3:MODERATE.I7" chart:data-source-has-labels="column" svg:x="1.297cm" svg:y="1.997cm" svg:width="9.868cm" svg:height="3.588cm">
          <chart:coordinate-region svg:x="2.026cm" svg:y="2.196cm" svg:width="8.946cm" svg:height="2.742cm"/>
          <chart:axis chart:dimension="x" chart:name="primary-x" chart:style-name="ch5" chartooo:axis-type="auto">
            <chartooo:date-scale/>
            <chart:title svg:x="5.433cm" svg:y="5.718cm" chart:style-name="ch2">
              <text:p><text:span text:style-name="T2">Processes</text:span></text:p>
            </chart:title>
            <chart:categories table:cell-range-address="MODERATE.A3:MODERATE.A7"/>
          </chart:axis>
          <chart:axis chart:dimension="y" chart:name="primary-y" chart:style-name="ch6">
            <chart:title svg:x="0.451cm" svg:y="4.722cm" chart:style-name="ch7">
              <text:p><text:span text:style-name="T2">Acceleration</text:span></text:p>
            </chart:title>
            <chart:grid chart:style-name="ch8" chart:class="major"/>
          </chart:axis>
          <chart:series chart:style-name="ch9" chart:values-cell-range-address="MODERATE.C3:MODERATE.C7" chart:class="chart:line">
            <chart:data-point chart:repeated="5"/>
          </chart:series>
          <chart:series chart:style-name="ch10" chart:values-cell-range-address="MODERATE.I3:MODERATE.I7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MODERATE.A3:MODERATE.A7</svg:desc>
                </draw:g>
              </table:table-cell>
              <table:table-cell office:value-type="float" office:value="NaN">
                <text:p>NaN</text:p>
                <draw:g>
                  <svg:desc>MODERATE.C3:MODERATE.C7</svg:desc>
                </draw:g>
              </table:table-cell>
              <table:table-cell office:value-type="float" office:value="0.990196519314656">
                <text:p>0.990196519314656</text:p>
                <draw:g>
                  <svg:desc>MODERATE.I3:MODERATE.I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.992150637385838">
                <text:p>0.99215063738583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.11103225249022">
                <text:p>1.1110322524902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1.5971618338363">
                <text:p>1.597161833836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.98318142957849">
                <text:p>1.9831814295784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6.2$Linux_X86_64 LibreOffice_project/48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9">
      <number:number number:decimal-places="3" number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style:text-position="0% 100%" fo:font-size="11pt" style:letter-kerning="false" style:font-size-asian="11pt" style:font-size-complex="11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4.317cm" svg:height="6.582cm" xlink:href=".." xlink:type="simple" chart:class="chart:line" chart:style-name="ch1">
        <chart:title svg:x="6.112cm" svg:y="0.267cm" chart:style-name="ch2">
          <text:p>Efficiency</text:p>
        </chart:title>
        <chart:subtitle svg:x="5.731cm" svg:y="1.177cm" chart:style-name="ch2">
          <text:p><text:span text:style-name="T1">Moderate tasks</text:span></text:p>
        </chart:subtitle>
        <chart:legend chart:legend-position="end" svg:x="11.444cm" svg:y="2.743cm" style:legend-expansion="high" chart:style-name="ch3"/>
        <chart:plot-area chart:style-name="ch4" table:cell-range-address="MODERATE.A3:MODERATE.A7 MODERATE.D3:MODERATE.D7 MODERATE.J3:MODERATE.J7" chart:data-source-has-labels="column" svg:x="1.297cm" svg:y="1.991cm" svg:width="9.861cm" svg:height="3.479cm">
          <chart:coordinate-region svg:x="2.026cm" svg:y="2.191cm" svg:width="8.939cm" svg:height="2.632cm"/>
          <chart:axis chart:dimension="x" chart:name="primary-x" chart:style-name="ch5" chartooo:axis-type="auto">
            <chartooo:date-scale/>
            <chart:title svg:x="5.429cm" svg:y="5.601cm" chart:style-name="ch2">
              <text:p><text:span text:style-name="T2">Processes</text:span></text:p>
            </chart:title>
            <chart:categories table:cell-range-address="MODERATE.A3:MODERATE.A7"/>
          </chart:axis>
          <chart:axis chart:dimension="y" chart:name="primary-y" chart:style-name="ch6">
            <chart:title svg:x="0.451cm" svg:y="4.467cm" chart:style-name="ch7">
              <text:p><text:span text:style-name="T2">Efficiency</text:span></text:p>
            </chart:title>
            <chart:grid chart:style-name="ch8" chart:class="major"/>
          </chart:axis>
          <chart:series chart:style-name="ch9" chart:values-cell-range-address="MODERATE.D3:MODERATE.D7" chart:class="chart:line">
            <chart:data-point chart:repeated="5"/>
          </chart:series>
          <chart:series chart:style-name="ch10" chart:values-cell-range-address="MODERATE.J3:MODERATE.J7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MODERATE.A3:MODERATE.A7</svg:desc>
                </draw:g>
              </table:table-cell>
              <table:table-cell office:value-type="float" office:value="NaN">
                <text:p>NaN</text:p>
                <draw:g>
                  <svg:desc>MODERATE.D3:MODERATE.D7</svg:desc>
                </draw:g>
              </table:table-cell>
              <table:table-cell office:value-type="float" office:value="0.990196519314656">
                <text:p>0.990196519314656</text:p>
                <draw:g>
                  <svg:desc>MODERATE.J3:MODERATE.J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.496075318692919">
                <text:p>0.49607531869291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.277758063122555">
                <text:p>0.27775806312255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0.199645229229537">
                <text:p>0.19964522922953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.165265119131541">
                <text:p>0.16526511913154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6.2$Linux_X86_64 LibreOffice_project/48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9">
      <number:number number:decimal-places="3" number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style:text-position="0% 100%" fo:font-size="11pt" style:letter-kerning="false" style:font-size-asian="11pt" style:font-size-complex="11pt"/>
    </style:style>
    <style:style style:name="T3" style:family="text">
      <style:text-properties fo:font-size="9pt" style:font-size-asian="9pt" style:font-size-complex="9pt"/>
    </style:style>
  </office:automatic-styles>
  <office:body>
    <office:chart>
      <chart:chart svg:width="20.687cm" svg:height="10.135cm" xlink:href=".." xlink:type="simple" chart:class="chart:line" chart:style-name="ch1">
        <chart:title svg:x="9.285cm" svg:y="0.338cm" chart:style-name="ch2">
          <text:p><text:span text:style-name="T1">Time, sec</text:span></text:p>
        </chart:title>
        <chart:subtitle svg:x="8.695cm" svg:y="1.319cm" chart:style-name="ch2">
          <text:p><text:span text:style-name="T2">Unbalanced tasks</text:span></text:p>
        </chart:subtitle>
        <chart:legend chart:legend-position="end" svg:x="17.814cm" svg:y="4.519cm" style:legend-expansion="high" chart:style-name="ch3"/>
        <chart:plot-area chart:style-name="ch4" table:cell-range-address="UNBALANCED.A3:UNBALANCED.B7 UNBALANCED.H3:UNBALANCED.H7" chart:data-source-has-labels="column" svg:x="1.424cm" svg:y="2.204cm" svg:width="15.977cm" svg:height="6.748cm">
          <chart:coordinate-region svg:x="2.727cm" svg:y="2.403cm" svg:width="14.481cm" svg:height="5.902cm"/>
          <chart:axis chart:dimension="x" chart:name="primary-x" chart:style-name="ch5" chartooo:axis-type="auto">
            <chartooo:date-scale/>
            <chart:title svg:x="8.614cm" svg:y="9.154cm" chart:style-name="ch2">
              <text:p><text:span text:style-name="T3">Processes</text:span></text:p>
            </chart:title>
            <chart:categories table:cell-range-address="UNBALANCED.A3:UNBALANCED.A7"/>
          </chart:axis>
          <chart:axis chart:dimension="y" chart:name="primary-y" chart:style-name="ch6">
            <chart:title svg:x="0.451cm" svg:y="6.323cm" chart:style-name="ch7">
              <text:p><text:span text:style-name="T3">Time, sec</text:span></text:p>
            </chart:title>
            <chart:grid chart:style-name="ch8" chart:class="major"/>
          </chart:axis>
          <chart:series chart:style-name="ch9" chart:values-cell-range-address="UNBALANCED.B3:UNBALANCED.B7" chart:class="chart:line">
            <chart:data-point chart:repeated="5"/>
          </chart:series>
          <chart:series chart:style-name="ch10" chart:values-cell-range-address="UNBALANCED.H3:UNBALANCED.H7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UNBALANCED.A3:UNBALANCED.A7</svg:desc>
                </draw:g>
              </table:table-cell>
              <table:table-cell office:value-type="float" office:value="79.2203">
                <text:p>79.2203</text:p>
                <draw:g>
                  <svg:desc>UNBALANCED.B3:UNBALANCED.B7</svg:desc>
                </draw:g>
              </table:table-cell>
              <table:table-cell office:value-type="float" office:value="80.0144">
                <text:p>80.0144</text:p>
                <draw:g>
                  <svg:desc>UNBALANCED.H3:UNBALANCED.H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79.2203">
                <text:p>79.2203</text:p>
              </table:table-cell>
              <table:table-cell office:value-type="float" office:value="40.8072">
                <text:p>40.807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9.2203">
                <text:p>79.2203</text:p>
              </table:table-cell>
              <table:table-cell office:value-type="float" office:value="20.1865">
                <text:p>20.186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9.2203">
                <text:p>79.2203</text:p>
              </table:table-cell>
              <table:table-cell office:value-type="float" office:value="9.63215">
                <text:p>9.6321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79.2203">
                <text:p>79.2203</text:p>
              </table:table-cell>
              <table:table-cell office:value-type="float" office:value="6.42192">
                <text:p>6.4219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6.2$Linux_X86_64 LibreOffice_project/48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9">
      <number:number number:decimal-places="3" number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style:text-position="0% 100%" fo:font-size="11pt" style:letter-kerning="false" style:font-size-asian="11pt" style:font-size-complex="11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4.324cm" svg:height="6.699cm" xlink:href=".." xlink:type="simple" chart:class="chart:line" chart:style-name="ch1">
        <chart:title svg:x="5.841cm" svg:y="0.269cm" chart:style-name="ch2">
          <text:p>Acceleration</text:p>
        </chart:title>
        <chart:subtitle svg:x="5.514cm" svg:y="1.181cm" chart:style-name="ch2">
          <text:p><text:span text:style-name="T1">Unbalanced tasks</text:span></text:p>
        </chart:subtitle>
        <chart:legend chart:legend-position="end" svg:x="11.451cm" svg:y="2.801cm" style:legend-expansion="high" chart:style-name="ch3"/>
        <chart:plot-area chart:style-name="ch4" table:cell-range-address="UNBALANCED.A3:UNBALANCED.A7 UNBALANCED.C3:UNBALANCED.C7 UNBALANCED.I3:UNBALANCED.I7" chart:data-source-has-labels="column" svg:x="1.297cm" svg:y="1.997cm" svg:width="9.868cm" svg:height="3.588cm">
          <chart:coordinate-region svg:x="2.6cm" svg:y="2.196cm" svg:width="8.372cm" svg:height="2.742cm"/>
          <chart:axis chart:dimension="x" chart:name="primary-x" chart:style-name="ch5" chartooo:axis-type="auto">
            <chartooo:date-scale/>
            <chart:title svg:x="5.433cm" svg:y="5.718cm" chart:style-name="ch2">
              <text:p><text:span text:style-name="T2">Processes</text:span></text:p>
            </chart:title>
            <chart:categories table:cell-range-address="UNBALANCED.A3:UNBALANCED.A7"/>
          </chart:axis>
          <chart:axis chart:dimension="y" chart:name="primary-y" chart:style-name="ch6">
            <chart:title svg:x="0.451cm" svg:y="4.722cm" chart:style-name="ch7">
              <text:p><text:span text:style-name="T2">Acceleration</text:span></text:p>
            </chart:title>
            <chart:grid chart:style-name="ch8" chart:class="major"/>
          </chart:axis>
          <chart:series chart:style-name="ch9" chart:values-cell-range-address="UNBALANCED.C3:UNBALANCED.C7" chart:class="chart:line">
            <chart:data-point chart:repeated="5"/>
          </chart:series>
          <chart:series chart:style-name="ch10" chart:values-cell-range-address="UNBALANCED.I3:UNBALANCED.I7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UNBALANCED.A3:UNBALANCED.A7</svg:desc>
                </draw:g>
              </table:table-cell>
              <table:table-cell office:value-type="float" office:value="1">
                <text:p>1</text:p>
                <draw:g>
                  <svg:desc>UNBALANCED.C3:UNBALANCED.C7</svg:desc>
                </draw:g>
              </table:table-cell>
              <table:table-cell office:value-type="float" office:value="1">
                <text:p>1</text:p>
                <draw:g>
                  <svg:desc>UNBALANCED.I3:UNBALANCED.I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96079123291968">
                <text:p>1.9607912329196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.9637579570505">
                <text:p>3.963757957050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8.30701349127661">
                <text:p>8.3070134912766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2.4595759523632">
                <text:p>12.459575952363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6.2$Linux_X86_64 LibreOffice_project/48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9">
      <number:number number:decimal-places="3" number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style:text-position="0% 100%" fo:font-size="11pt" style:letter-kerning="false" style:font-size-asian="11pt" style:font-size-complex="11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4.317cm" svg:height="6.582cm" xlink:href=".." xlink:type="simple" chart:class="chart:line" chart:style-name="ch1">
        <chart:title svg:x="6.112cm" svg:y="0.267cm" chart:style-name="ch2">
          <text:p>Efficiency</text:p>
        </chart:title>
        <chart:subtitle svg:x="5.51cm" svg:y="1.177cm" chart:style-name="ch2">
          <text:p><text:span text:style-name="T1">Unbalanced tasks</text:span></text:p>
        </chart:subtitle>
        <chart:legend chart:legend-position="end" svg:x="11.444cm" svg:y="2.743cm" style:legend-expansion="high" chart:style-name="ch3"/>
        <chart:plot-area chart:style-name="ch4" table:cell-range-address="UNBALANCED.A3:UNBALANCED.A7 UNBALANCED.D3:UNBALANCED.D7 UNBALANCED.J3:UNBALANCED.J7" chart:data-source-has-labels="column" svg:x="1.297cm" svg:y="1.991cm" svg:width="9.861cm" svg:height="3.479cm">
          <chart:coordinate-region svg:x="2.409cm" svg:y="2.191cm" svg:width="8.556cm" svg:height="2.632cm"/>
          <chart:axis chart:dimension="x" chart:name="primary-x" chart:style-name="ch5" chartooo:axis-type="auto">
            <chartooo:date-scale/>
            <chart:title svg:x="5.429cm" svg:y="5.601cm" chart:style-name="ch2">
              <text:p><text:span text:style-name="T2">Processes</text:span></text:p>
            </chart:title>
            <chart:categories table:cell-range-address="UNBALANCED.A3:UNBALANCED.A7"/>
          </chart:axis>
          <chart:axis chart:dimension="y" chart:name="primary-y" chart:style-name="ch6">
            <chart:title svg:x="0.451cm" svg:y="4.467cm" chart:style-name="ch7">
              <text:p><text:span text:style-name="T2">Efficiency</text:span></text:p>
            </chart:title>
            <chart:grid chart:style-name="ch8" chart:class="major"/>
          </chart:axis>
          <chart:series chart:style-name="ch9" chart:values-cell-range-address="UNBALANCED.D3:UNBALANCED.D7" chart:class="chart:line">
            <chart:data-point chart:repeated="5"/>
          </chart:series>
          <chart:series chart:style-name="ch10" chart:values-cell-range-address="UNBALANCED.J3:UNBALANCED.J7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UNBALANCED.A3:UNBALANCED.A7</svg:desc>
                </draw:g>
              </table:table-cell>
              <table:table-cell office:value-type="float" office:value="1">
                <text:p>1</text:p>
                <draw:g>
                  <svg:desc>UNBALANCED.D3:UNBALANCED.D7</svg:desc>
                </draw:g>
              </table:table-cell>
              <table:table-cell office:value-type="float" office:value="1">
                <text:p>1</text:p>
                <draw:g>
                  <svg:desc>UNBALANCED.J3:UNBALANCED.J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98039561645984">
                <text:p>0.9803956164598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5">
                <text:p>0.25</text:p>
              </table:table-cell>
              <table:table-cell office:value-type="float" office:value="0.990939489262626">
                <text:p>0.99093948926262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25">
                <text:p>0.125</text:p>
              </table:table-cell>
              <table:table-cell office:value-type="float" office:value="1.03837668640958">
                <text:p>1.0383766864095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1.03829799603026">
                <text:p>1.0382979960302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6.2$Linux_X86_64 LibreOffice_project/480$Build-2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